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66cm" fo:min-width="2.802cm"/>
    </style:style>
    <style:style style:name="gr2" style:family="graphic" style:parent-style-name="standard">
      <style:graphic-properties draw:textarea-horizontal-align="justify" draw:textarea-vertical-align="middle" draw:auto-grow-height="false" fo:min-height="0.43cm" fo:min-width="1.909cm"/>
    </style:style>
    <style:style style:name="gr3" style:family="graphic" style:parent-style-name="standard">
      <style:graphic-properties draw:textarea-horizontal-align="justify" draw:textarea-vertical-align="middle" draw:auto-grow-height="false" fo:min-height="0.47cm" fo:min-width="0.931cm"/>
    </style:style>
    <style:style style:name="gr4" style:family="graphic" style:parent-style-name="standard">
      <style:graphic-properties draw:textarea-horizontal-align="justify" draw:textarea-vertical-align="middle" draw:auto-grow-height="false" fo:min-height="0.47cm" fo:min-width="0.847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43cm" fo:min-width="1.902cm"/>
    </style:style>
    <style:style style:name="gr7" style:family="graphic" style:parent-style-name="standard">
      <style:graphic-properties draw:textarea-horizontal-align="justify" draw:textarea-vertical-align="middle" draw:auto-grow-height="false" fo:min-height="0.766cm" fo:min-width="3.21cm"/>
    </style:style>
    <style:style style:name="gr8" style:family="graphic" style:parent-style-name="standard">
      <style:graphic-properties draw:textarea-horizontal-align="justify" draw:textarea-vertical-align="middle" draw:auto-grow-height="false" fo:min-height="0.449cm" fo:min-width="1.469cm"/>
    </style:style>
    <style:style style:name="gr9" style:family="graphic" style:parent-style-name="standard">
      <style:graphic-properties svg:stroke-color="#ff6666" draw:fill-color="#ffcccc" draw:opacity="100%" draw:textarea-horizontal-align="justify" draw:textarea-vertical-align="middle" draw:auto-grow-height="false" fo:min-height="0.766cm" fo:min-width="3.21cm"/>
    </style:style>
    <style:style style:name="gr10" style:family="graphic" style:parent-style-name="standard" style:list-style-name="L1">
      <style:graphic-properties svg:stroke-color="#ff6666" draw:fill-color="#ffcccc" draw:textarea-horizontal-align="justify" draw:textarea-vertical-align="middle" draw:auto-grow-height="false" fo:min-height="0.766cm" fo:min-width="3.21cm"/>
    </style:style>
    <style:style style:name="gr11" style:family="graphic" style:parent-style-name="standard" style:list-style-name="L1">
      <style:graphic-properties svg:stroke-color="#ff6666" draw:fill-color="#ffcccc" draw:textarea-horizontal-align="justify" draw:textarea-vertical-align="middle" draw:auto-grow-height="false" fo:min-height="0.766cm" fo:min-width="3.21cm"/>
    </style:style>
    <style:style style:name="gr12" style:family="graphic" style:parent-style-name="standard" style:list-style-name="L1">
      <style:graphic-properties svg:stroke-color="#ff6666" draw:fill-color="#ffcccc" draw:textarea-horizontal-align="justify" draw:textarea-vertical-align="middle" draw:auto-grow-height="false" fo:min-height="0.449cm" fo:min-width="1.469cm"/>
    </style:style>
    <style:style style:name="gr13" style:family="graphic" style:parent-style-name="standard">
      <style:graphic-properties svg:stroke-color="#006600" draw:fill-color="#ccff99" draw:textarea-horizontal-align="justify" draw:textarea-vertical-align="middle" draw:auto-grow-height="false" fo:min-height="0.449cm" fo:min-width="1.469cm"/>
    </style:style>
    <style:style style:name="gr14" style:family="graphic" style:parent-style-name="standard" style:list-style-name="L1">
      <style:graphic-properties svg:stroke-color="#006600" draw:fill-color="#ccff99" draw:textarea-horizontal-align="justify" draw:textarea-vertical-align="middle" draw:auto-grow-height="false" fo:min-height="0.766cm" fo:min-width="3.21cm"/>
    </style:style>
    <style:style style:name="gr15" style:family="graphic" style:parent-style-name="standard" style:list-style-name="L1">
      <style:graphic-properties svg:stroke-color="#006600" draw:fill-color="#ccff99" draw:textarea-horizontal-align="justify" draw:textarea-vertical-align="middle" draw:auto-grow-height="false" fo:min-height="0.766cm" fo:min-width="3.21cm"/>
    </style:style>
    <style:style style:name="gr16" style:family="graphic" style:parent-style-name="standard">
      <style:graphic-properties svg:stroke-color="#ff99ff" draw:fill-color="#ffccff" draw:textarea-horizontal-align="justify" draw:textarea-vertical-align="middle" draw:auto-grow-height="false" fo:min-height="0.449cm" fo:min-width="1.469cm"/>
    </style:style>
    <style:style style:name="gr17" style:family="graphic" style:parent-style-name="standard" style:list-style-name="L1">
      <style:graphic-properties svg:stroke-color="#ff99ff" draw:fill-color="#ffccff" draw:textarea-horizontal-align="justify" draw:textarea-vertical-align="middle" draw:auto-grow-height="false" fo:min-height="0.766cm" fo:min-width="3.21cm"/>
    </style:style>
    <style:style style:name="gr18" style:family="graphic" style:parent-style-name="standard" style:list-style-name="L1">
      <style:graphic-properties svg:stroke-color="#ff99ff" draw:fill-color="#ffccff" draw:textarea-horizontal-align="justify" draw:textarea-vertical-align="middle" draw:auto-grow-height="false" fo:min-height="0.766cm" fo:min-width="3.21cm"/>
    </style:style>
    <style:style style:name="gr19" style:family="graphic" style:parent-style-name="standard" style:list-style-name="L1">
      <style:graphic-properties svg:stroke-color="#b2b2b2" draw:fill-color="#cccccc" draw:textarea-horizontal-align="justify" draw:textarea-vertical-align="middle" draw:auto-grow-height="false" fo:min-height="0.766cm" fo:min-width="3.21cm"/>
    </style:style>
    <style:style style:name="gr20" style:family="graphic" style:parent-style-name="standard">
      <style:graphic-properties svg:stroke-color="#b2b2b2" draw:fill-color="#cccccc" draw:textarea-horizontal-align="justify" draw:textarea-vertical-align="middle" draw:auto-grow-height="false" fo:min-height="0.449cm" fo:min-width="1.469cm"/>
    </style:style>
    <style:style style:name="gr21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766cm" fo:min-width="3.21cm"/>
    </style:style>
    <style:style style:name="gr22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766cm" fo:min-width="3.21cm"/>
    </style:style>
    <style:style style:name="gr23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449cm" fo:min-width="1.469cm"/>
    </style:style>
    <style:style style:name="gr24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449cm" fo:min-width="1.469cm"/>
    </style:style>
    <style:style style:name="gr25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766cm" fo:min-width="3.21cm"/>
    </style:style>
    <style:style style:name="gr26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449cm" fo:min-width="1.469cm"/>
    </style:style>
    <style:style style:name="gr27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766cm" fo:min-width="3.21cm"/>
    </style:style>
    <style:style style:name="gr28" style:family="graphic" style:parent-style-name="standard" style:list-style-name="L1">
      <style:graphic-properties svg:stroke-color="#3465a4" draw:fill-color="#729fcf" draw:textarea-horizontal-align="justify" draw:textarea-vertical-align="middle" draw:auto-grow-height="false" fo:min-height="0.766cm" fo:min-width="3.21cm"/>
    </style:style>
    <style:style style:name="gr29" style:family="graphic" style:parent-style-name="standard" style:list-style-name="L1">
      <style:graphic-properties svg:stroke-color="#b2b2b2" draw:fill-color="#cccccc" draw:textarea-horizontal-align="justify" draw:textarea-vertical-align="middle" draw:auto-grow-height="false" fo:min-height="0.766cm" fo:min-width="3.21cm"/>
    </style:style>
    <style:style style:name="gr30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766cm" fo:min-width="3.21cm"/>
    </style:style>
    <style:style style:name="gr31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766cm" fo:min-width="3.21cm"/>
    </style:style>
    <style:style style:name="gr32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766cm" fo:min-width="3.21cm"/>
    </style:style>
    <style:style style:name="gr33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766cm" fo:min-width="3.21cm"/>
    </style:style>
    <style:style style:name="gr34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766cm" fo:min-width="3.21cm"/>
    </style:style>
    <style:style style:name="gr35" style:family="graphic" style:parent-style-name="standard" style:list-style-name="L1">
      <style:graphic-properties svg:stroke-color="#3465a4" draw:fill-color="#729fcf" draw:opacity="100%" draw:textarea-horizontal-align="justify" draw:textarea-vertical-align="middle" draw:auto-grow-height="false" fo:min-height="0.766cm" fo:min-width="3.21cm"/>
    </style:style>
    <style:style style:name="gr36" style:family="graphic" style:parent-style-name="standard" style:list-style-name="L1">
      <style:graphic-properties svg:stroke-color="#cc6699" draw:fill-color="#ffcccc" draw:opacity="100%" draw:textarea-horizontal-align="justify" draw:textarea-vertical-align="middle" draw:auto-grow-height="false" fo:min-height="0.766cm" fo:min-width="3.21cm"/>
    </style:style>
    <style:style style:name="gr37" style:family="graphic" style:parent-style-name="standard" style:list-style-name="L1">
      <style:graphic-properties svg:stroke-color="#cc6699" draw:fill-color="#ffcccc" draw:opacity="100%" draw:textarea-horizontal-align="justify" draw:textarea-vertical-align="middle" draw:auto-grow-height="false" fo:min-height="0.766cm" fo:min-width="3.21cm"/>
    </style:style>
    <style:style style:name="gr38" style:family="graphic" style:parent-style-name="standard" style:list-style-name="L1">
      <style:graphic-properties svg:stroke-color="#cc6699" draw:fill-color="#ffcccc" draw:opacity="100%" draw:textarea-horizontal-align="justify" draw:textarea-vertical-align="middle" draw:auto-grow-height="false" fo:min-height="0.766cm" fo:min-width="3.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cccc" draw:opacity="100%"/>
      <style:paragraph-properties fo:text-align="center"/>
      <style:text-properties fo:font-size="10.5pt" style:font-size-asian="10.5pt" style:font-size-complex="10.5pt"/>
    </style:style>
    <style:style style:name="P5" style:family="paragraph"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6" style:family="paragraph">
      <loext:graphic-properties draw:fill-color="#ffcccc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7" style:family="paragraph">
      <loext:graphic-properties draw:fill-color="#ccff99"/>
      <style:paragraph-properties fo:text-align="center"/>
      <style:text-properties fo:font-size="10.5pt" style:font-size-asian="10.5pt" style:font-size-complex="10.5pt"/>
    </style:style>
    <style:style style:name="P8" style:family="paragraph">
      <loext:graphic-properties draw:fill-color="#ccff99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9" style:family="paragraph">
      <loext:graphic-properties draw:fill-color="#ffccff"/>
      <style:paragraph-properties fo:text-align="center"/>
      <style:text-properties fo:font-size="10.5pt" style:font-size-asian="10.5pt" style:font-size-complex="10.5pt"/>
    </style:style>
    <style:style style:name="P10" style:family="paragraph">
      <loext:graphic-properties draw:fill-color="#ffccff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11" style:family="paragraph">
      <loext:graphic-properties draw:fill-color="#cccccc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12" style:family="paragraph">
      <loext:graphic-properties draw:fill-color="#cccccc"/>
      <style:paragraph-properties fo:text-align="center"/>
      <style:text-properties fo:font-size="10.5pt" style:font-size-asian="10.5pt" style:font-size-complex="10.5pt"/>
    </style:style>
    <style:style style:name="P13" style:family="paragraph">
      <loext:graphic-properties draw:fill-color="#729fcf" draw:opacity="100%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14" style:family="paragraph">
      <loext:graphic-properties draw:fill-color="#729fcf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P15" style:family="paragraph">
      <loext:graphic-properties draw:fill-color="#ffcccc" draw:opacity="100%"/>
      <style:paragraph-properties fo:margin-left="0cm" fo:margin-right="0cm" fo:text-align="center" fo:text-indent="0cm"/>
      <style:text-properties style:font-name="Liberation Sans" fo:font-size="10.5pt" style:letter-kerning="true" style:font-name-asian="Noto Sans CJK SC Regular" style:font-size-asian="10.5pt" style:font-name-complex="FreeSans" style:font-size-complex="10.5pt"/>
    </style:style>
    <style:style style:name="T1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3" draw:id="id3" draw:layer="layout" svg:width="3.302cm" svg:height="1.016cm" svg:x="2.485cm" svg:y="5.467cm">
            <text:p text:style-name="P1"><text:span text:style-name="T1">用里程计估计</text:span><text:span text:style-name="T1">位姿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4" draw:id="id4" draw:layer="layout" svg:width="3.302cm" svg:height="1.016cm" svg:x="2.485cm" svg:y="7.167cm">
            <text:p text:style-name="P1"><text:span text:style-name="T1">用雷达估计位姿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2" draw:id="id2" draw:layer="layout" svg:width="4.817cm" svg:height="1.359cm" svg:x="1.759cm" svg:y="3.416cm">
            <text:p text:style-name="P1"><text:span text:style-name="T1">有里</text:span><text:span text:style-name="T1">程计</text:span><text:span text:style-name="T1">估计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" draw:text-style-name="P2" xml:id="id1" draw:id="id1" draw:layer="layout" svg:width="2.023cm" svg:height="1.016cm" svg:x="3.156cm" svg:y="1.7cm">
            <text:p text:style-name="P1"><text:span text:style-name="T1">开始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xml:id="id5" draw:id="id5" draw:layer="layout" svg:width="1.905cm" svg:height="1.016cm" svg:x="3.174cm" svg:y="8.901cm">
            <text:p text:style-name="P1"><text:span text:style-name="T1">结束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3" draw:layer="layout" draw:type="line" svg:x1="4.168cm" svg:y1="2.716cm" svg:x2="4.168cm" svg:y2="3.416cm" draw:start-shape="id1" draw:start-glue-point="8" draw:end-shape="id2" draw:end-glue-point="4" svg:d="M4168 2716v700" svg:viewBox="0 0 1 701">
            <text:p/>
          </draw:connector>
          <draw:connector draw:style-name="gr5" draw:text-style-name="P3" draw:layer="layout" draw:type="line" svg:x1="4.168cm" svg:y1="4.775cm" svg:x2="4.136cm" svg:y2="5.467cm" draw:start-shape="id2" draw:start-glue-point="6" draw:end-shape="id3" draw:end-glue-point="0" svg:d="M4168 4775l-32 692" svg:viewBox="0 0 33 693">
            <text:p/>
          </draw:connector>
          <draw:connector draw:style-name="gr5" draw:text-style-name="P3" draw:layer="layout" draw:type="line" svg:x1="4.136cm" svg:y1="6.483cm" svg:x2="4.136cm" svg:y2="7.167cm" draw:start-shape="id3" draw:start-glue-point="2" draw:end-shape="id4" draw:end-glue-point="0" svg:d="M4136 6483v684" svg:viewBox="0 0 1 685">
            <text:p/>
          </draw:connector>
          <draw:connector draw:style-name="gr5" draw:text-style-name="P3" draw:layer="layout" draw:type="line" svg:x1="4.136cm" svg:y1="8.183cm" svg:x2="4.127cm" svg:y2="8.901cm" draw:start-shape="id4" draw:start-glue-point="2" draw:end-shape="id5" draw:end-glue-point="4" svg:d="M4136 8183l-9 718" svg:viewBox="0 0 10 719">
            <text:p/>
          </draw:connector>
          <draw:connector draw:style-name="gr5" draw:text-style-name="P3" draw:layer="layout" svg:x1="6.576cm" svg:y1="4.095cm" svg:x2="5.787cm" svg:y2="7.675cm" draw:start-shape="id2" draw:start-glue-point="7" draw:end-shape="id4" draw:end-glue-point="1" svg:d="M6576 4095h501v3580h-1290" svg:viewBox="0 0 1291 3581">
            <text:p/>
          </draw:connector>
        </draw:g>
        <draw:g>
          <draw:custom-shape draw:style-name="gr2" draw:text-style-name="P2" xml:id="id7" draw:id="id7" draw:layer="layout" svg:width="4.817cm" svg:height="1.359cm" svg:x="18.859cm" svg:y="4.917cm">
            <text:p text:style-name="P1"><text:span text:style-name="T1">跳过本次</text:span><text:span text:style-name="T1">slam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3" draw:layer="layout" draw:type="line" svg:x1="21.236cm" svg:y1="4.184cm" svg:x2="21.268cm" svg:y2="4.917cm" draw:start-shape="id6" draw:start-glue-point="2" draw:end-shape="id7" draw:end-glue-point="4" svg:d="M21236 4184l32 733" svg:viewBox="0 0 33 734">
            <text:p/>
          </draw:connector>
          <draw:connector draw:style-name="gr5" draw:text-style-name="P3" draw:layer="layout" svg:x1="23.676cm" svg:y1="5.596cm" svg:x2="30.236cm" svg:y2="6.568cm" draw:start-shape="id7" draw:start-glue-point="7" draw:end-shape="id8" draw:end-glue-point="0" svg:d="M23676 5596h6560v972" svg:viewBox="0 0 6561 973">
            <text:p/>
          </draw:connector>
          <draw:custom-shape draw:style-name="gr1" draw:text-style-name="P2" xml:id="id6" draw:id="id6" draw:layer="layout" svg:width="3.302cm" svg:height="1.016cm" svg:x="19.585cm" svg:y="3.168cm">
            <text:p text:style-name="P1"><text:span text:style-name="T1">获</text:span><text:span text:style-name="T1">取</text:span><text:span text:style-name="T1">参</text:span><text:span text:style-name="T1">考</text:span><text:span text:style-name="T1">地</text:span><text:span text:style-name="T1">图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9" draw:id="id9" draw:layer="layout" svg:width="3.302cm" svg:height="1.016cm" svg:x="19.585cm" svg:y="1.568cm">
            <text:p text:style-name="P1"><text:span text:style-name="T1">获取最新的位姿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0" draw:id="id10" draw:layer="layout" svg:width="3.302cm" svg:height="1.016cm" svg:x="28.585cm" svg:y="8.168cm">
            <text:p text:style-name="P1"><text:span text:style-name="T1">获</text:span><text:span text:style-name="T1">取</text:span><text:span text:style-name="T1">新</text:span><text:span text:style-name="T1">的</text:span><text:span text:style-name="T1">点</text:span><text:span text:style-name="T1">云</text:span><text:span text:style-name="T1">地</text:span><text:span text:style-name="T1">图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8" draw:id="id8" draw:layer="layout" svg:width="3.302cm" svg:height="1.016cm" svg:x="28.585cm" svg:y="6.568cm">
            <text:p text:style-name="P1"><text:span text:style-name="T1">重</text:span><text:span text:style-name="T1">置</text:span><text:span text:style-name="T1">网</text:span><text:span text:style-name="T1">格</text:span><text:span text:style-name="T1">地</text:span><text:span text:style-name="T1">图</text:span><text:span text:style-name="T1">状</text:span><text:span text:style-name="T1">态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2" draw:id="id12" draw:layer="layout" svg:width="3.302cm" svg:height="1.016cm" svg:x="28.585cm" svg:y="11.768cm">
            <text:p text:style-name="P1"><text:span text:style-name="T1">进</text:span><text:span text:style-name="T1">行</text:span><text:span text:style-name="T1">IC</text:span><text:span text:style-name="T1">P</text:span><text:span text:style-name="T1">匹</text:span><text:span text:style-name="T1">配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xml:id="id11" draw:id="id11" draw:layer="layout" svg:width="4.802cm" svg:height="1.359cm" svg:x="27.859cm" svg:y="9.817cm">
            <text:p text:style-name="P1"><text:span text:style-name="T1">能做</text:span><text:span text:style-name="T1">ICP</text:span><text:span text:style-name="T1">匹配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3" draw:layer="layout" draw:type="line" svg:x1="21.236cm" svg:y1="2.584cm" svg:x2="21.236cm" svg:y2="3.168cm" draw:start-shape="id9" draw:start-glue-point="2" draw:end-shape="id6" draw:end-glue-point="0" svg:d="M21236 2584v584" svg:viewBox="0 0 1 585">
            <text:p/>
          </draw:connector>
          <draw:connector draw:style-name="gr5" draw:text-style-name="P3" draw:layer="layout" draw:type="line" svg:x1="30.236cm" svg:y1="7.584cm" svg:x2="30.236cm" svg:y2="8.168cm" draw:start-shape="id8" draw:start-glue-point="2" draw:end-shape="id10" draw:end-glue-point="0" svg:d="M30236 7584v584" svg:viewBox="0 0 1 585">
            <text:p/>
          </draw:connector>
          <draw:connector draw:style-name="gr5" draw:text-style-name="P3" draw:layer="layout" draw:type="line" svg:x1="30.236cm" svg:y1="9.184cm" svg:x2="30.26cm" svg:y2="9.817cm" draw:start-shape="id10" draw:start-glue-point="2" draw:end-shape="id11" draw:end-glue-point="4" svg:d="M30236 9184l24 633" svg:viewBox="0 0 25 634">
            <text:p/>
          </draw:connector>
          <draw:connector draw:style-name="gr5" draw:text-style-name="P3" draw:layer="layout" draw:type="line" svg:x1="30.26cm" svg:y1="11.176cm" svg:x2="30.236cm" svg:y2="11.768cm" draw:start-shape="id11" draw:start-glue-point="6" draw:end-shape="id12" draw:end-glue-point="0" svg:d="M30260 11176l-24 592" svg:viewBox="0 0 25 593">
            <text:p/>
          </draw:connector>
          <draw:custom-shape draw:style-name="gr6" draw:text-style-name="P2" xml:id="id13" draw:id="id13" draw:layer="layout" svg:width="4.802cm" svg:height="1.359cm" svg:x="27.86cm" svg:y="13.317cm">
            <text:p text:style-name="P1"><text:span text:style-name="T1">ICP</text:span><text:span text:style-name="T1">匹配率大于阈</text:span><text:span text:style-name="T1">值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2" xml:id="id14" draw:id="id14" draw:layer="layout" svg:width="3.302cm" svg:height="1.016cm" svg:x="28.585cm" svg:y="15.368cm">
            <text:p text:style-name="P1"><text:span text:style-name="T1">计</text:span><text:span text:style-name="T1">算</text:span><text:span text:style-name="T1">位</text:span><text:span text:style-name="T1">移</text:span><text:span text:style-name="T1">增</text:span><text:span text:style-name="T1">量</text:span><text:span text:style-name="T1">和</text:span><text:span text:style-name="T1">距</text:span><text:span text:style-name="T1">离</text:span><text:span text:style-name="T1">误</text:span><text:span text:style-name="T1">差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xml:id="id15" draw:id="id15" draw:layer="layout" svg:width="4.802cm" svg:height="1.359cm" svg:x="27.861cm" svg:y="17.017cm">
            <text:p text:style-name="P1"><text:span text:style-name="T1">估计位姿在阈值</text:span><text:span text:style-name="T1">内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2" xml:id="id16" draw:id="id16" draw:layer="layout" svg:width="3.302cm" svg:height="1.016cm" svg:x="28.585cm" svg:y="19.068cm">
            <text:p text:style-name="P1"><text:span text:style-name="T1">更</text:span><text:span text:style-name="T1">新</text:span><text:span text:style-name="T1">位</text:span><text:span text:style-name="T1">姿</text:span>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30.236cm" svg:y1="12.784cm" svg:x2="30.261cm" svg:y2="13.317cm" draw:start-shape="id12" draw:start-glue-point="2" draw:end-shape="id13" draw:end-glue-point="4" svg:d="M30236 12784l25 533" svg:viewBox="0 0 26 534">
            <text:p/>
          </draw:connector>
          <draw:connector draw:style-name="gr5" draw:text-style-name="P3" draw:layer="layout" draw:type="line" svg:x1="30.261cm" svg:y1="14.676cm" svg:x2="30.236cm" svg:y2="15.368cm" draw:start-shape="id13" draw:start-glue-point="6" draw:end-shape="id14" draw:end-glue-point="0" svg:d="M30261 14676l-25 692" svg:viewBox="0 0 26 693">
            <text:p/>
          </draw:connector>
          <draw:connector draw:style-name="gr5" draw:text-style-name="P3" draw:layer="layout" draw:type="line" svg:x1="30.236cm" svg:y1="16.384cm" svg:x2="30.262cm" svg:y2="17.017cm" draw:start-shape="id14" draw:start-glue-point="2" draw:end-shape="id15" draw:end-glue-point="4" svg:d="M30236 16384l26 633" svg:viewBox="0 0 27 634">
            <text:p/>
          </draw:connector>
          <draw:connector draw:style-name="gr5" draw:text-style-name="P3" draw:layer="layout" draw:type="line" svg:x1="30.262cm" svg:y1="18.376cm" svg:x2="30.236cm" svg:y2="19.068cm" draw:start-shape="id15" draw:start-glue-point="6" draw:end-shape="id16" draw:end-glue-point="0" svg:d="M30262 18376l-26 692" svg:viewBox="0 0 27 693">
            <text:p/>
          </draw:connector>
          <draw:custom-shape draw:style-name="gr6" draw:text-style-name="P2" xml:id="id17" draw:id="id17" draw:layer="layout" svg:width="4.802cm" svg:height="1.359cm" svg:x="18.862cm" svg:y="13.417cm">
            <text:p text:style-name="P1"><text:span text:style-name="T1">需</text:span><text:span text:style-name="T1">要</text:span><text:span text:style-name="T1">更</text:span><text:span text:style-name="T1">新</text:span><text:span text:style-name="T1">地</text:span><text:span text:style-name="T1">图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3" draw:layer="layout" svg:x1="27.861cm" svg:y1="17.696cm" svg:x2="21.263cm" svg:y2="13.417cm" draw:start-shape="id15" draw:start-glue-point="5" draw:end-shape="id17" draw:end-glue-point="4" svg:d="M27861 17696h-2098v-4781h-4500v502" svg:viewBox="0 0 6599 4782">
            <text:p/>
          </draw:connector>
          <draw:connector draw:style-name="gr5" draw:text-style-name="P3" draw:layer="layout" svg:x1="27.86cm" svg:y1="13.996cm" svg:x2="21.263cm" svg:y2="13.417cm" draw:start-shape="id13" draw:start-glue-point="5" draw:end-shape="id17" draw:end-glue-point="4" svg:d="M27860 13996h-2097v-1081h-4500v502" svg:viewBox="0 0 6598 1082">
            <text:p/>
          </draw:connector>
          <draw:connector draw:style-name="gr5" draw:text-style-name="P3" draw:layer="layout" svg:x1="27.859cm" svg:y1="10.496cm" svg:x2="21.263cm" svg:y2="13.417cm" draw:start-shape="id11" draw:start-glue-point="5" draw:end-shape="id17" draw:end-glue-point="4" svg:d="M27859 10496h-6596v2921" svg:viewBox="0 0 6597 2922">
            <text:p/>
          </draw:connector>
          <draw:custom-shape draw:style-name="gr1" draw:text-style-name="P2" xml:id="id18" draw:id="id18" draw:layer="layout" svg:width="3.302cm" svg:height="1.016cm" svg:x="19.585cm" svg:y="15.368cm">
            <text:p text:style-name="P1"><text:span text:style-name="T1">更新网格地图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20" draw:id="id20" draw:layer="layout" svg:width="3.302cm" svg:height="1.016cm" svg:x="19.585cm" svg:y="19.068cm">
            <text:p text:style-name="P1"><text:span text:style-name="T1">更新点云地图</text:span><text:span text:style-name="T1">并记录观测数</text:span><text:span text:style-name="T1">据</text:span></text:p>
            <draw:enhanced-geometry svg:viewBox="0 0 21600 21600" draw:type="rectangle" draw:enhanced-path="M 0 0 L 21600 0 21600 21600 0 21600 0 0 Z N"/>
          </draw:custom-shape>
          <draw:custom-shape draw:style-name="gr6" draw:text-style-name="P2" xml:id="id19" draw:id="id19" draw:layer="layout" svg:width="4.802cm" svg:height="1.359cm" svg:x="18.863cm" svg:y="17.017cm">
            <text:p text:style-name="P1"><text:span text:style-name="T1">允许更新</text:span><text:span text:style-name="T1">点云地图</text:span><text:span text:style-name="T1">且网格地</text:span><text:span text:style-name="T1">图状态正</text:span><text:span text:style-name="T1">常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3" draw:layer="layout" draw:type="line" svg:x1="21.263cm" svg:y1="14.776cm" svg:x2="21.236cm" svg:y2="15.368cm" draw:start-shape="id17" draw:start-glue-point="6" draw:end-shape="id18" draw:end-glue-point="0" svg:d="M21263 14776l-27 592" svg:viewBox="0 0 28 593">
            <text:p/>
          </draw:connector>
          <draw:connector draw:style-name="gr5" draw:text-style-name="P3" draw:layer="layout" draw:type="line" svg:x1="21.236cm" svg:y1="16.384cm" svg:x2="21.264cm" svg:y2="17.017cm" draw:start-shape="id18" draw:start-glue-point="2" draw:end-shape="id19" draw:end-glue-point="4" svg:d="M21236 16384l28 633" svg:viewBox="0 0 29 634">
            <text:p/>
          </draw:connector>
          <draw:connector draw:style-name="gr5" draw:text-style-name="P3" draw:layer="layout" draw:type="line" svg:x1="21.264cm" svg:y1="18.376cm" svg:x2="21.236cm" svg:y2="19.068cm" draw:start-shape="id19" draw:start-glue-point="6" draw:end-shape="id20" draw:end-glue-point="0" svg:d="M21264 18376l-28 692" svg:viewBox="0 0 29 693">
            <text:p/>
          </draw:connector>
          <draw:custom-shape draw:style-name="gr6" draw:text-style-name="P2" xml:id="id21" draw:id="id21" draw:layer="layout" svg:width="4.802cm" svg:height="1.359cm" svg:x="11.469cm" svg:y="15.517cm">
            <text:p text:style-name="P1"><text:span text:style-name="T1">不允许更</text:span><text:span text:style-name="T1">新点云地</text:span><text:span text:style-name="T1">图且可以</text:span><text:span text:style-name="T1">优化地图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2" xml:id="id22" draw:id="id22" draw:layer="layout" svg:width="3.302cm" svg:height="1.016cm" svg:x="12.196cm" svg:y="17.768cm">
            <text:p text:style-name="P1"><text:span text:style-name="T1">优</text:span><text:span text:style-name="T1">化</text:span><text:span text:style-name="T1">网</text:span><text:span text:style-name="T1">格</text:span><text:span text:style-name="T1">地</text:span><text:span text:style-name="T1">图</text:span><text:span text:style-name="T1">和</text:span><text:span text:style-name="T1">点</text:span><text:span text:style-name="T1">云</text:span><text:span text:style-name="T1">地</text:span><text:span text:style-name="T1">图</text:span>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3.87cm" svg:y1="16.876cm" svg:x2="13.847cm" svg:y2="17.768cm" draw:start-shape="id21" draw:start-glue-point="6" draw:end-shape="id22" draw:end-glue-point="0" svg:d="M13870 16876l-23 892" svg:viewBox="0 0 24 893">
            <text:p/>
          </draw:connector>
          <draw:connector draw:style-name="gr5" draw:text-style-name="P3" draw:layer="layout" svg:x1="18.862cm" svg:y1="14.096cm" svg:x2="13.87cm" svg:y2="15.517cm" draw:start-shape="id17" draw:start-glue-point="5" draw:end-shape="id21" draw:end-glue-point="4" svg:d="M18862 14096h-4992v1421" svg:viewBox="0 0 4993 1422">
            <text:p/>
          </draw:connector>
          <draw:custom-shape draw:style-name="gr1" draw:text-style-name="P2" xml:id="id23" draw:id="id23" draw:layer="layout" svg:width="3.302cm" svg:height="1.016cm" svg:x="12.196cm" svg:y="20.068cm">
            <text:p text:style-name="P1"><text:span text:style-name="T1">记录位姿轨迹</text:span>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3.847cm" svg:y1="18.784cm" svg:x2="13.847cm" svg:y2="20.068cm" draw:start-shape="id22" draw:start-glue-point="2" draw:end-shape="id23" draw:end-glue-point="0" svg:d="M13847 18784v1284" svg:viewBox="0 0 1 1285">
            <text:p/>
          </draw:connector>
          <draw:connector draw:style-name="gr5" draw:text-style-name="P3" draw:layer="layout" svg:x1="11.469cm" svg:y1="16.196cm" svg:x2="12.196cm" svg:y2="20.576cm" draw:start-shape="id21" draw:start-glue-point="5" draw:end-shape="id23" draw:end-glue-point="3" svg:d="M11469 16196h-1029v4380h1756" svg:viewBox="0 0 1757 4381">
            <text:p/>
          </draw:connector>
          <draw:connector draw:style-name="gr5" draw:text-style-name="P3" draw:layer="layout" draw:type="line" svg:x1="21.268cm" svg:y1="6.276cm" svg:x2="21.263cm" svg:y2="13.417cm" draw:start-shape="id7" draw:start-glue-point="6" draw:end-shape="id17" draw:end-glue-point="4" svg:d="M21268 6276l-5 7141" svg:viewBox="0 0 6 7142">
            <text:p/>
          </draw:connector>
          <draw:connector draw:style-name="gr5" draw:text-style-name="P3" draw:layer="layout" draw:line-skew="0cm -0.392cm" svg:x1="30.236cm" svg:y1="20.084cm" svg:x2="21.263cm" svg:y2="13.417cm" draw:start-shape="id16" draw:start-glue-point="2" draw:end-shape="id17" draw:end-glue-point="4" svg:d="M30236 20084v501h-4503v-7670h-4470v502" svg:viewBox="0 0 8974 7671">
            <text:p/>
          </draw:connector>
          <draw:connector draw:style-name="gr5" draw:text-style-name="P3" draw:layer="layout" svg:x1="21.236cm" svg:y1="20.084cm" svg:x2="15.498cm" svg:y2="20.576cm" draw:start-shape="id20" draw:start-glue-point="2" draw:end-shape="id23" draw:end-glue-point="1" svg:d="M21236 20084v501h-4057v-9h-1681" svg:viewBox="0 0 5739 502">
            <text:p/>
          </draw:connector>
          <draw:connector draw:style-name="gr5" draw:text-style-name="P3" draw:layer="layout" draw:line-skew="0.516cm" svg:x1="18.863cm" svg:y1="17.696cm" svg:x2="15.498cm" svg:y2="20.576cm" draw:start-shape="id19" draw:start-glue-point="5" draw:end-shape="id23" draw:end-glue-point="1" svg:d="M18863 17696h-1524v2880h-1841" svg:viewBox="0 0 3366 2881">
            <text:p/>
          </draw:connector>
        </draw:g>
      </draw:page>
      <draw:page draw:name="page2" draw:style-name="dp1" draw:master-page-name="Default">
        <draw:g>
          <draw:custom-shape draw:style-name="gr7" draw:text-style-name="P2" xml:id="id24" draw:id="id24" draw:layer="layout" svg:width="3.71cm" svg:height="1.016cm" svg:x="3.483cm" svg:y="1.445cm">
            <text:p text:style-name="P1"><text:span text:style-name="T1">记</text:span><text:span text:style-name="T1">录</text:span><text:span text:style-name="T1">初</text:span><text:span text:style-name="T1">始</text:span><text:span text:style-name="T1">迭</text:span><text:span text:style-name="T1">代</text:span><text:span text:style-name="T1">位</text:span><text:span text:style-name="T1">姿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xml:id="id25" draw:id="id25" draw:layer="layout" svg:width="3.71cm" svg:height="1.016cm" svg:x="3.483cm" svg:y="3.145cm">
            <text:p text:style-name="P1"><text:span text:style-name="T1">配</text:span><text:span text:style-name="T1">置</text:span><text:span text:style-name="T1">初</text:span><text:span text:style-name="T1">始</text:span><text:span text:style-name="T1">迭</text:span><text:span text:style-name="T1">代</text:span><text:span text:style-name="T1">参</text:span><text:span text:style-name="T1">数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26" draw:id="id26" draw:layer="layout" svg:width="3.937cm" svg:height="1.397cm" svg:x="3.383cm" svg:y="4.874cm">
            <text:p text:style-name="P1"><text:span text:style-name="T1">新点云地图非空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3" draw:layer="layout" draw:type="line" svg:x1="5.338cm" svg:y1="2.461cm" svg:x2="5.338cm" svg:y2="3.145cm" draw:start-shape="id24" draw:start-glue-point="2" draw:end-shape="id25" draw:end-glue-point="0" svg:d="M5338 2461v684" svg:viewBox="0 0 1 685">
            <text:p/>
          </draw:connector>
          <draw:connector draw:style-name="gr5" draw:text-style-name="P3" draw:layer="layout" draw:type="line" svg:x1="5.338cm" svg:y1="4.161cm" svg:x2="5.352cm" svg:y2="4.874cm" draw:start-shape="id25" draw:start-glue-point="2" draw:end-shape="id26" draw:end-glue-point="4" svg:d="M5338 4161l14 713" svg:viewBox="0 0 15 714">
            <text:p/>
          </draw:connector>
          <draw:custom-shape draw:style-name="gr9" draw:text-style-name="P4" xml:id="id27" draw:id="id27" draw:layer="layout" svg:width="3.71cm" svg:height="1.016cm" svg:x="3.483cm" svg:y="6.845cm">
            <text:p text:style-name="P1"><text:span text:style-name="T1">获取匹配点对</text:span></text:p>
            <draw:enhanced-geometry svg:viewBox="0 0 21600 21600" draw:type="rectangle" draw:enhanced-path="M 0 0 L 21600 0 21600 21600 0 21600 0 0 Z N"/>
          </draw:custom-shape>
          <draw:custom-shape draw:style-name="gr10" draw:text-style-name="P6" xml:id="id28" draw:id="id28" draw:layer="layout" svg:width="3.71cm" svg:height="1.016cm" svg:x="3.483cm" svg:y="8.445cm">
            <text:p text:style-name="P5">估计迭代位姿</text:p>
            <draw:enhanced-geometry svg:viewBox="0 0 21600 21600" draw:type="rectangle" draw:enhanced-path="M 0 0 L 21600 0 21600 21600 0 21600 0 0 Z N"/>
          </draw:custom-shape>
          <draw:custom-shape draw:style-name="gr11" draw:text-style-name="P6" xml:id="id29" draw:id="id29" draw:layer="layout" svg:width="3.71cm" svg:height="1.016cm" svg:x="3.483cm" svg:y="10.045cm">
            <text:p text:style-name="P5">收敛迭代参数</text:p>
            <draw:enhanced-geometry svg:viewBox="0 0 21600 21600" draw:type="rectangle" draw:enhanced-path="M 0 0 L 21600 0 21600 21600 0 21600 0 0 Z N"/>
          </draw:custom-shape>
          <draw:custom-shape draw:style-name="gr12" draw:text-style-name="P6" xml:id="id30" draw:id="id30" draw:layer="layout" svg:width="3.937cm" svg:height="1.397cm" svg:x="3.383cm" svg:y="11.774cm">
            <text:p text:style-name="P5">满足条件结束迭代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3" draw:layer="layout" draw:type="line" svg:x1="5.352cm" svg:y1="6.271cm" svg:x2="5.338cm" svg:y2="6.845cm" draw:start-shape="id26" draw:start-glue-point="6" draw:end-shape="id27" draw:end-glue-point="0" svg:d="M5352 6271l-14 574" svg:viewBox="0 0 15 575">
            <text:p/>
          </draw:connector>
          <draw:connector draw:style-name="gr5" draw:text-style-name="P3" draw:layer="layout" draw:type="line" svg:x1="5.338cm" svg:y1="7.861cm" svg:x2="5.338cm" svg:y2="8.445cm" draw:start-shape="id27" draw:start-glue-point="2" draw:end-shape="id28" draw:end-glue-point="0" svg:d="M5338 7861v584" svg:viewBox="0 0 1 585">
            <text:p/>
          </draw:connector>
          <draw:connector draw:style-name="gr5" draw:text-style-name="P3" draw:layer="layout" draw:type="line" svg:x1="5.338cm" svg:y1="9.461cm" svg:x2="5.338cm" svg:y2="10.045cm" draw:start-shape="id28" draw:start-glue-point="2" draw:end-shape="id29" draw:end-glue-point="0" svg:d="M5338 9461v584" svg:viewBox="0 0 1 585">
            <text:p/>
          </draw:connector>
          <draw:connector draw:style-name="gr5" draw:text-style-name="P3" draw:layer="layout" draw:type="line" svg:x1="5.338cm" svg:y1="11.061cm" svg:x2="5.352cm" svg:y2="11.774cm" draw:start-shape="id29" draw:start-glue-point="2" draw:end-shape="id30" draw:end-glue-point="4" svg:d="M5338 11061l14 713" svg:viewBox="0 0 15 714">
            <text:p/>
          </draw:connector>
          <draw:connector draw:style-name="gr5" draw:text-style-name="P3" draw:layer="layout" svg:x1="7.32cm" svg:y1="12.473cm" svg:x2="7.193cm" svg:y2="7.353cm" draw:start-shape="id30" draw:start-glue-point="7" draw:end-shape="id27" svg:d="M7320 12473h501v-5120h-628" svg:viewBox="0 0 629 5121">
            <text:p/>
          </draw:connector>
          <draw:custom-shape draw:style-name="gr13" draw:text-style-name="P7" xml:id="id31" draw:id="id31" draw:layer="layout" svg:width="3.937cm" svg:height="1.397cm" svg:x="3.383cm" svg:y="13.774cm">
            <text:p text:style-name="P1"><text:span text:style-name="T1">不</text:span><text:span text:style-name="T1">跳</text:span><text:span text:style-name="T1">过</text:span><text:span text:style-name="T1">协</text:span><text:span text:style-name="T1">方</text:span><text:span text:style-name="T1">差</text:span><text:span text:style-name="T1">计</text:span><text:span text:style-name="T1">算</text:span><text:span text:style-name="T1">并</text:span><text:span text:style-name="T1">存</text:span><text:span text:style-name="T1">在</text:span><text:span text:style-name="T1">匹</text:span><text:span text:style-name="T1">配</text:span><text:span text:style-name="T1">点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4" draw:text-style-name="P8" xml:id="id32" draw:id="id32" draw:layer="layout" svg:width="3.71cm" svg:height="1.016cm" svg:x="3.483cm" svg:y="15.945cm">
            <text:p text:style-name="P5">根据最后的迭代结果计算协方差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5.352cm" svg:y1="13.171cm" svg:x2="5.352cm" svg:y2="13.774cm" draw:start-shape="id30" draw:start-glue-point="6" draw:end-shape="id31" draw:end-glue-point="4" svg:d="M5352 13171v603" svg:viewBox="0 0 1 604">
            <text:p/>
          </draw:connector>
          <draw:connector draw:style-name="gr5" draw:text-style-name="P3" draw:layer="layout" draw:type="line" svg:x1="5.352cm" svg:y1="15.171cm" svg:x2="5.338cm" svg:y2="15.945cm" draw:start-shape="id31" draw:start-glue-point="6" draw:end-shape="id32" draw:end-glue-point="0" svg:d="M5352 15171l-14 774" svg:viewBox="0 0 15 775">
            <text:p/>
          </draw:connector>
          <draw:custom-shape draw:style-name="gr15" draw:text-style-name="P8" xml:id="id33" draw:id="id33" draw:layer="layout" svg:width="3.71cm" svg:height="1.016cm" svg:x="3.49cm" svg:y="17.645cm">
            <text:p text:style-name="P5">计算匹配点到线的累积误差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5.338cm" svg:y1="16.961cm" svg:x2="5.345cm" svg:y2="17.645cm" draw:start-shape="id32" draw:start-glue-point="2" draw:end-shape="id33" draw:end-glue-point="0" svg:d="M5338 16961l7 684" svg:viewBox="0 0 8 685">
            <text:p/>
          </draw:connector>
          <draw:connector draw:style-name="gr5" draw:text-style-name="P3" draw:layer="layout" svg:x1="7.32cm" svg:y1="14.473cm" svg:x2="7.2cm" svg:y2="18.153cm" draw:start-shape="id31" draw:start-glue-point="7" draw:end-shape="id33" draw:end-glue-point="1" svg:d="M7320 14473h1113v3680h-1233" svg:viewBox="0 0 1234 3681">
            <text:p/>
          </draw:connector>
          <draw:custom-shape draw:style-name="gr16" draw:text-style-name="P9" xml:id="id34" draw:id="id34" draw:layer="layout" svg:width="3.937cm" svg:height="1.397cm" svg:x="3.393cm" svg:y="19.274cm">
            <text:p text:style-name="P1"><text:span text:style-name="T1">跳过品质计算</text:span><text:span text:style-name="T1">或者没有匹配</text:span><text:span text:style-name="T1">点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7" draw:text-style-name="P10" xml:id="id35" draw:id="id35" draw:layer="layout" svg:width="3.71cm" svg:height="1.016cm" svg:x="3.497cm" svg:y="21.445cm">
            <text:p text:style-name="P5">跳过品质计算</text:p>
            <draw:enhanced-geometry svg:viewBox="0 0 21600 21600" draw:type="rectangle" draw:enhanced-path="M 0 0 L 21600 0 21600 21600 0 21600 0 0 Z N"/>
          </draw:custom-shape>
          <draw:custom-shape draw:style-name="gr18" draw:text-style-name="P10" xml:id="id36" draw:id="id36" draw:layer="layout" svg:width="3.71cm" svg:height="1.016cm" svg:x="8.997cm" svg:y="21.445cm">
            <text:p text:style-name="P5">微调位姿计算品质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5.345cm" svg:y1="18.661cm" svg:x2="5.362cm" svg:y2="19.274cm" draw:start-shape="id33" draw:start-glue-point="2" draw:end-shape="id34" draw:end-glue-point="4" svg:d="M5345 18661l17 613" svg:viewBox="0 0 18 614">
            <text:p/>
          </draw:connector>
          <draw:connector draw:style-name="gr5" draw:text-style-name="P3" draw:layer="layout" draw:type="line" svg:x1="5.362cm" svg:y1="20.671cm" svg:x2="5.352cm" svg:y2="21.445cm" draw:start-shape="id34" draw:start-glue-point="6" draw:end-shape="id35" draw:end-glue-point="0" svg:d="M5362 20671l-10 774" svg:viewBox="0 0 11 775">
            <text:p/>
          </draw:connector>
          <draw:connector draw:style-name="gr5" draw:text-style-name="P3" draw:layer="layout" svg:x1="7.33cm" svg:y1="19.973cm" svg:x2="10.852cm" svg:y2="21.445cm" draw:start-shape="id34" draw:start-glue-point="7" draw:end-shape="id36" draw:end-glue-point="0" svg:d="M7330 19973h3522v1472" svg:viewBox="0 0 3523 1473">
            <text:p/>
          </draw:connector>
          <draw:custom-shape draw:style-name="gr19" draw:text-style-name="P11" xml:id="id38" draw:id="id38" draw:layer="layout" svg:width="3.71cm" svg:height="1.016cm" svg:x="3.497cm" svg:y="25.145cm">
            <text:p text:style-name="P5">计算随机样本</text:p>
            <draw:enhanced-geometry svg:viewBox="0 0 21600 21600" draw:type="rectangle" draw:enhanced-path="M 0 0 L 21600 0 21600 21600 0 21600 0 0 Z N"/>
          </draw:custom-shape>
          <draw:custom-shape draw:style-name="gr20" draw:text-style-name="P12" xml:id="id37" draw:id="id37" draw:layer="layout" svg:width="3.937cm" svg:height="1.397cm" svg:x="3.401cm" svg:y="23.074cm">
            <text:p text:style-name="P1"><text:span text:style-name="T1">计</text:span><text:span text:style-name="T1">算</text:span><text:span text:style-name="T1">随</text:span><text:span text:style-name="T1">机</text:span><text:span text:style-name="T1">样</text:span><text:span text:style-name="T1">本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7" draw:text-style-name="P2" xml:id="id39" draw:id="id39" draw:layer="layout" svg:width="3.71cm" svg:height="1.016cm" svg:x="3.497cm" svg:y="27.245cm">
            <text:p text:style-name="P1"><text:span text:style-name="T1">返回匹配结果</text:span>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5.352cm" svg:y1="22.461cm" svg:x2="5.37cm" svg:y2="23.074cm" draw:start-shape="id35" draw:start-glue-point="2" draw:end-shape="id37" draw:end-glue-point="4" svg:d="M5352 22461l18 613" svg:viewBox="0 0 19 614">
            <text:p/>
          </draw:connector>
          <draw:connector draw:style-name="gr5" draw:text-style-name="P3" draw:layer="layout" draw:type="line" svg:x1="5.37cm" svg:y1="24.471cm" svg:x2="5.352cm" svg:y2="25.145cm" draw:start-shape="id37" draw:start-glue-point="6" draw:end-shape="id38" draw:end-glue-point="0" svg:d="M5370 24471l-18 674" svg:viewBox="0 0 19 675">
            <text:p/>
          </draw:connector>
          <draw:connector draw:style-name="gr5" draw:text-style-name="P3" draw:layer="layout" draw:type="line" svg:x1="5.352cm" svg:y1="26.161cm" svg:x2="5.352cm" svg:y2="27.245cm" draw:start-shape="id38" draw:start-glue-point="2" draw:end-shape="id39" draw:end-glue-point="0" svg:d="M5352 26161v1084" svg:viewBox="0 0 1 1085">
            <text:p/>
          </draw:connector>
          <draw:connector draw:style-name="gr5" draw:text-style-name="P3" draw:layer="layout" svg:x1="10.852cm" svg:y1="22.461cm" svg:x2="7.338cm" svg:y2="23.772cm" draw:start-shape="id36" draw:start-glue-point="2" draw:end-shape="id37" svg:d="M10852 22461v1311h-3514" svg:viewBox="0 0 3515 1312">
            <text:p/>
          </draw:connector>
          <draw:connector draw:style-name="gr5" draw:text-style-name="P3" draw:layer="layout" svg:x1="3.401cm" svg:y1="23.773cm" svg:x2="3.497cm" svg:y2="27.753cm" draw:start-shape="id37" draw:start-glue-point="5" draw:end-shape="id39" draw:end-glue-point="3" svg:d="M3401 23773h-502v3980h598" svg:viewBox="0 0 599 3981">
            <text:p/>
          </draw:connector>
          <draw:connector draw:style-name="gr5" draw:text-style-name="P3" draw:layer="layout" draw:line-skew="6.085cm" svg:x1="7.32cm" svg:y1="5.573cm" svg:x2="7.338cm" svg:y2="23.773cm" draw:start-shape="id26" draw:start-glue-point="7" draw:end-shape="id37" draw:end-glue-point="7" svg:d="M7320 5573h6604v18200h-6586" svg:viewBox="0 0 6605 18201">
            <text:p/>
          </draw:connector>
        </draw:g>
      </draw:page>
      <draw:page draw:name="page3" draw:style-name="dp1" draw:master-page-name="Default">
        <draw:g>
          <draw:custom-shape draw:style-name="gr7" draw:text-style-name="P2" xml:id="id40" draw:id="id40" draw:layer="layout" svg:width="3.71cm" svg:height="1.016cm" svg:x="3.421cm" svg:y="1.445cm">
            <text:p text:style-name="P1"><text:span text:style-name="T1">更新角距离主点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xml:id="id41" draw:id="id41" draw:layer="layout" svg:width="3.71cm" svg:height="1.016cm" svg:x="3.421cm" svg:y="3.145cm">
            <text:p text:style-name="P1"><text:span text:style-name="T1">获取匹配点对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42" draw:id="id42" draw:layer="layout" svg:width="3.937cm" svg:height="1.397cm" svg:x="3.321cm" svg:y="4.874cm">
            <text:p text:style-name="P1"><text:span text:style-name="T1">匹配点对非空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3" draw:layer="layout" draw:type="line" svg:x1="5.276cm" svg:y1="2.461cm" svg:x2="5.276cm" svg:y2="3.145cm" draw:start-shape="id40" draw:start-glue-point="2" draw:end-shape="id41" draw:end-glue-point="0" svg:d="M5276 2461v684" svg:viewBox="0 0 1 685">
            <text:p/>
          </draw:connector>
          <draw:connector draw:style-name="gr5" draw:text-style-name="P3" draw:layer="layout" draw:type="line" svg:x1="5.276cm" svg:y1="4.161cm" svg:x2="5.29cm" svg:y2="4.874cm" draw:start-shape="id41" draw:start-glue-point="2" draw:end-shape="id42" draw:end-glue-point="4" svg:d="M5276 4161l14 713" svg:viewBox="0 0 15 714">
            <text:p/>
          </draw:connector>
          <draw:custom-shape draw:style-name="gr21" draw:text-style-name="P13" xml:id="id43" draw:id="id43" draw:layer="layout" svg:width="3.71cm" svg:height="1.016cm" svg:x="3.421cm" svg:y="6.845cm">
            <text:p text:style-name="P5">根据匹配点对计算位姿</text:p>
            <draw:enhanced-geometry svg:viewBox="0 0 21600 21600" draw:type="rectangle" draw:enhanced-path="M 0 0 L 21600 0 21600 21600 0 21600 0 0 Z N"/>
          </draw:custom-shape>
          <draw:custom-shape draw:style-name="gr22" draw:text-style-name="P14" xml:id="id44" draw:id="id44" draw:layer="layout" svg:width="3.71cm" svg:height="1.016cm" svg:x="3.421cm" svg:y="8.445cm">
            <text:p text:style-name="P5">更新迭代位姿</text:p>
            <draw:enhanced-geometry svg:viewBox="0 0 21600 21600" draw:type="rectangle" draw:enhanced-path="M 0 0 L 21600 0 21600 21600 0 21600 0 0 Z N"/>
          </draw:custom-shape>
          <draw:custom-shape draw:style-name="gr23" draw:text-style-name="P14" xml:id="id45" draw:id="id45" draw:layer="layout" svg:width="3.937cm" svg:height="1.397cm" svg:x="3.321cm" svg:y="10.074cm">
            <text:p text:style-name="P5">位姿增量小于阈值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3" draw:layer="layout" draw:type="line" svg:x1="5.29cm" svg:y1="6.271cm" svg:x2="5.276cm" svg:y2="6.845cm" draw:start-shape="id42" draw:start-glue-point="6" draw:end-shape="id43" draw:end-glue-point="0" svg:d="M5290 6271l-14 574" svg:viewBox="0 0 15 575">
            <text:p/>
          </draw:connector>
          <draw:connector draw:style-name="gr5" draw:text-style-name="P3" draw:layer="layout" draw:type="line" svg:x1="5.276cm" svg:y1="7.861cm" svg:x2="5.276cm" svg:y2="8.445cm" draw:start-shape="id43" draw:start-glue-point="2" draw:end-shape="id44" draw:end-glue-point="0" svg:d="M5276 7861v584" svg:viewBox="0 0 1 585">
            <text:p/>
          </draw:connector>
          <draw:connector draw:style-name="gr5" draw:text-style-name="P3" draw:layer="layout" draw:type="line" svg:x1="5.276cm" svg:y1="9.461cm" svg:x2="5.29cm" svg:y2="10.074cm" draw:start-shape="id44" draw:start-glue-point="2" draw:end-shape="id45" draw:end-glue-point="4" svg:d="M5276 9461l14 613" svg:viewBox="0 0 15 614">
            <text:p/>
          </draw:connector>
          <draw:connector draw:style-name="gr5" draw:text-style-name="P3" draw:layer="layout" svg:x1="7.258cm" svg:y1="10.773cm" svg:x2="10.976cm" svg:y2="12.045cm" draw:start-shape="id45" draw:start-glue-point="7" draw:end-shape="id46" draw:end-glue-point="0" svg:d="M7258 10773h3718v1272" svg:viewBox="0 0 3719 1273">
            <text:p/>
          </draw:connector>
          <draw:custom-shape draw:style-name="gr24" draw:text-style-name="P14" xml:id="id48" draw:id="id48" draw:layer="layout" svg:width="3.937cm" svg:height="1.397cm" svg:x="3.321cm" svg:y="13.774cm">
            <text:p text:style-name="P5">阈值达到最小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5" draw:text-style-name="P14" xml:id="id46" draw:id="id46" draw:layer="layout" svg:width="3.71cm" svg:height="1.016cm" svg:x="9.121cm" svg:y="12.045cm">
            <text:p text:style-name="P5">更新上一个迭代位姿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5.29cm" svg:y1="11.471cm" svg:x2="5.276cm" svg:y2="12.145cm" draw:start-shape="id45" draw:start-glue-point="6" draw:end-shape="id47" draw:end-glue-point="0" svg:d="M5290 11471l-14 674" svg:viewBox="0 0 15 675">
            <text:p/>
          </draw:connector>
          <draw:connector draw:style-name="gr5" draw:text-style-name="P3" draw:layer="layout" draw:type="line" svg:x1="5.29cm" svg:y1="15.171cm" svg:x2="5.276cm" svg:y2="15.945cm" draw:start-shape="id48" draw:start-glue-point="6" draw:end-shape="id49" svg:d="M5290 15171l-14 774" svg:viewBox="0 0 15 775">
            <text:p/>
          </draw:connector>
          <draw:connector draw:style-name="gr5" draw:text-style-name="P3" draw:layer="layout" svg:x1="7.258cm" svg:y1="14.473cm" svg:x2="10.976cm" svg:y2="12.045cm" draw:start-shape="id48" draw:start-glue-point="7" draw:end-shape="id46" draw:end-glue-point="0" svg:d="M7258 14473h932v-2929h2786v501" svg:viewBox="0 0 3719 2930">
            <text:p/>
          </draw:connector>
          <draw:custom-shape draw:style-name="gr26" draw:text-style-name="P14" xml:id="id50" draw:id="id50" draw:layer="layout" svg:width="3.937cm" svg:height="1.397cm" svg:x="9.031cm" svg:y="13.774cm">
            <text:p text:style-name="P5">迭代次数超过阈值且位姿增量阈值不到最小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27" draw:text-style-name="P14" xml:id="id51" draw:id="id51" draw:layer="layout" svg:width="3.71cm" svg:height="1.016cm" svg:x="9.135cm" svg:y="15.945cm">
            <text:p text:style-name="P5">按ALFA比例收敛阈值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1cm" svg:y1="15.171cm" svg:x2="10.99cm" svg:y2="15.945cm" draw:start-shape="id50" draw:start-glue-point="6" draw:end-shape="id51" draw:end-glue-point="0" svg:d="M11000 15171l-10 774" svg:viewBox="0 0 11 775">
            <text:p/>
          </draw:connector>
          <draw:connector draw:style-name="gr5" draw:text-style-name="P3" draw:layer="layout" svg:x1="12.968cm" svg:y1="14.473cm" svg:x2="12.976cm" svg:y2="18.272cm" draw:start-shape="id50" draw:start-glue-point="7" draw:end-shape="id52" svg:d="M12968 14473h2051v3799h-2043" svg:viewBox="0 0 2052 3800">
            <text:p/>
          </draw:connector>
          <draw:custom-shape draw:style-name="gr20" draw:text-style-name="P12" xml:id="id52" draw:id="id52" draw:layer="layout" svg:width="3.937cm" svg:height="1.397cm" svg:x="9.039cm" svg:y="17.574cm">
            <text:p text:style-name="P1"><text:span text:style-name="T1">继续迭代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3" draw:layer="layout" draw:type="line" svg:x1="10.99cm" svg:y1="16.961cm" svg:x2="11.008cm" svg:y2="17.574cm" draw:start-shape="id51" draw:start-glue-point="2" draw:end-shape="id52" draw:end-glue-point="4" svg:d="M10990 16961l18 613" svg:viewBox="0 0 19 614">
            <text:p/>
          </draw:connector>
          <draw:connector draw:style-name="gr5" draw:text-style-name="P3" draw:layer="layout" draw:line-skew="-1.285cm" svg:x1="9.039cm" svg:y1="18.273cm" svg:x2="3.421cm" svg:y2="1.953cm" draw:start-shape="id52" draw:start-glue-point="5" draw:end-shape="id40" draw:end-glue-point="3" svg:d="M9039 18273h-7404v-16320h1786" svg:viewBox="0 0 7405 16321">
            <text:p/>
          </draw:connector>
          <draw:connector draw:style-name="gr5" draw:text-style-name="P3" draw:layer="layout" svg:x1="3.321cm" svg:y1="5.573cm" svg:x2="3.421cm" svg:y2="16.453cm" draw:start-shape="id42" draw:start-glue-point="5" draw:end-shape="id49" draw:end-glue-point="3" svg:d="M3321 5573h-502v10880h602" svg:viewBox="0 0 603 10881">
            <text:p/>
          </draw:connector>
          <draw:custom-shape draw:style-name="gr28" draw:text-style-name="P14" xml:id="id47" draw:id="id47" draw:layer="layout" svg:width="3.71cm" svg:height="1.016cm" svg:x="3.421cm" svg:y="12.145cm">
            <text:p text:style-name="P5">按ALFA比例收敛阈值</text:p>
            <draw:enhanced-geometry svg:viewBox="0 0 21600 21600" draw:type="rectangle" draw:enhanced-path="M 0 0 L 21600 0 21600 21600 0 21600 0 0 Z N"/>
          </draw:custom-shape>
          <draw:custom-shape draw:style-name="gr29" draw:text-style-name="P11" xml:id="id49" draw:id="id49" draw:layer="layout" svg:width="3.71cm" svg:height="1.016cm" svg:x="3.421cm" svg:y="15.945cm">
            <text:p text:style-name="P5">结束迭代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10.976cm" svg:y1="13.061cm" svg:x2="11cm" svg:y2="13.774cm" draw:start-shape="id46" draw:start-glue-point="2" draw:end-shape="id50" draw:end-glue-point="4" svg:d="M10976 13061l24 713" svg:viewBox="0 0 25 714">
            <text:p/>
          </draw:connector>
          <draw:connector draw:style-name="gr5" draw:text-style-name="P3" draw:layer="layout" draw:type="line" svg:x1="5.276cm" svg:y1="13.161cm" svg:x2="5.29cm" svg:y2="13.774cm" draw:start-shape="id47" draw:start-glue-point="2" draw:end-shape="id48" draw:end-glue-point="4" svg:d="M5276 13161l14 613" svg:viewBox="0 0 15 614">
            <text:p/>
          </draw:connector>
        </draw:g>
        <draw:g>
          <draw:custom-shape draw:style-name="gr7" draw:text-style-name="P2" xml:id="id53" draw:id="id53" draw:layer="layout" svg:width="3.71cm" svg:height="1.016cm" svg:x="21.321cm" svg:y="1.445cm">
            <text:p text:style-name="P1"><text:span text:style-name="T1">初</text:span><text:span text:style-name="T1">始</text:span><text:span text:style-name="T1">化</text:span><text:span text:style-name="T1">参</text:span><text:span text:style-name="T1">数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2" xml:id="id54" draw:id="id54" draw:layer="layout" svg:width="3.71cm" svg:height="1.016cm" svg:x="21.321cm" svg:y="3.145cm">
            <text:p text:style-name="P1"><text:span text:style-name="T1">将</text:span><text:span text:style-name="T1">匹</text:span><text:span text:style-name="T1">配</text:span><text:span text:style-name="T1">点</text:span><text:span text:style-name="T1">云</text:span><text:span text:style-name="T1">地</text:span><text:span text:style-name="T1">图</text:span><text:span text:style-name="T1">转</text:span><text:span text:style-name="T1">换</text:span><text:span text:style-name="T1">到</text:span><text:span text:style-name="T1">当</text:span><text:span text:style-name="T1">前</text:span><text:span text:style-name="T1">位</text:span><text:span text:style-name="T1">姿</text:span><text:span text:style-name="T1">下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57" draw:id="id57" draw:layer="layout" svg:width="3.937cm" svg:height="1.397cm" svg:x="21.221cm" svg:y="8.274cm">
            <text:p text:style-name="P1"><text:span text:style-name="T1">两个点云地图有效</text:span><text:span text:style-name="T1">区域有重叠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" draw:text-style-name="P3" draw:layer="layout" draw:type="line" svg:x1="23.176cm" svg:y1="2.461cm" svg:x2="23.176cm" svg:y2="3.145cm" draw:start-shape="id53" draw:start-glue-point="2" draw:end-shape="id54" draw:end-glue-point="0" svg:d="M23176 2461v684" svg:viewBox="0 0 1 685">
            <text:p/>
          </draw:connector>
          <draw:connector draw:style-name="gr5" draw:text-style-name="P3" draw:layer="layout" draw:type="line" svg:x1="23.176cm" svg:y1="4.161cm" svg:x2="23.176cm" svg:y2="4.845cm" draw:start-shape="id54" draw:start-glue-point="2" draw:end-shape="id55" draw:end-glue-point="0" svg:d="M23176 4161v684" svg:viewBox="0 0 1 685">
            <text:p/>
          </draw:connector>
          <draw:custom-shape draw:style-name="gr30" draw:text-style-name="P13" xml:id="id55" draw:id="id55" draw:layer="layout" svg:width="3.71cm" svg:height="1.016cm" svg:x="21.321cm" svg:y="4.845cm">
            <text:p text:style-name="P5">获取匹配点云地图的边界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23.185cm" svg:y1="7.561cm" svg:x2="23.189cm" svg:y2="8.274cm" draw:start-shape="id56" draw:start-glue-point="2" draw:end-shape="id57" svg:d="M23185 7561l4 713" svg:viewBox="0 0 5 714">
            <text:p/>
          </draw:connector>
          <draw:connector draw:style-name="gr5" draw:text-style-name="P3" draw:layer="layout" draw:type="line" svg:x1="23.176cm" svg:y1="5.861cm" svg:x2="23.185cm" svg:y2="6.545cm" draw:start-shape="id55" draw:start-glue-point="2" draw:end-shape="id56" draw:end-glue-point="0" svg:d="M23176 5861l9 684" svg:viewBox="0 0 10 685">
            <text:p/>
          </draw:connector>
          <draw:custom-shape draw:style-name="gr31" draw:text-style-name="P13" xml:id="id56" draw:id="id56" draw:layer="layout" svg:width="3.71cm" svg:height="1.016cm" svg:x="21.33cm" svg:y="6.545cm">
            <text:p text:style-name="P5">获取参考点云地图的边界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58" draw:id="id58" draw:layer="layout" svg:width="3.937cm" svg:height="1.397cm" svg:x="21.232cm" svg:y="10.274cm">
            <text:p text:style-name="P1"><text:span text:style-name="T1">遍历匹配点云地图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2" draw:text-style-name="P13" xml:id="id59" draw:id="id59" draw:layer="layout" svg:width="3.71cm" svg:height="1.016cm" svg:x="21.339cm" svg:y="12.345cm">
            <text:p text:style-name="P5">KD-tree查找参考点云地图中的最近点</text:p>
            <draw:enhanced-geometry svg:viewBox="0 0 21600 21600" draw:type="rectangle" draw:enhanced-path="M 0 0 L 21600 0 21600 21600 0 21600 0 0 Z N"/>
          </draw:custom-shape>
          <draw:custom-shape draw:style-name="gr33" draw:text-style-name="P13" xml:id="id60" draw:id="id60" draw:layer="layout" svg:width="3.71cm" svg:height="1.016cm" svg:x="21.355cm" svg:y="13.945cm">
            <text:p text:style-name="P5">计算最近点的距离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61" draw:id="id61" draw:layer="layout" svg:width="3.937cm" svg:height="1.397cm" svg:x="21.232cm" svg:y="15.574cm">
            <text:p text:style-name="P1"><text:span text:style-name="T1">距离满足阈值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4" draw:text-style-name="P13" xml:id="id63" draw:id="id63" draw:layer="layout" svg:width="3.71cm" svg:height="1.016cm" svg:x="21.355cm" svg:y="19.645cm">
            <text:p text:style-name="P5">存储到近处匹配点集中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62" draw:id="id62" draw:layer="layout" svg:width="3.937cm" svg:height="1.397cm" svg:x="21.232cm" svg:y="17.674cm">
            <text:p text:style-name="P1"><text:span text:style-name="T1">属</text:span><text:span text:style-name="T1">于</text:span><text:span text:style-name="T1">近</text:span><text:span text:style-name="T1">处</text:span><text:span text:style-name="T1">的</text:span><text:span text:style-name="T1">点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5" draw:text-style-name="P13" xml:id="id64" draw:id="id64" draw:layer="layout" svg:width="3.71cm" svg:height="1.016cm" svg:x="27.955cm" svg:y="19.545cm">
            <text:p text:style-name="P5">存储到远处匹配点集中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23.19cm" svg:y1="9.671cm" svg:x2="23.2cm" svg:y2="10.274cm" draw:start-shape="id57" draw:start-glue-point="6" draw:end-shape="id58" svg:d="M23190 9671l10 603" svg:viewBox="0 0 11 604">
            <text:p/>
          </draw:connector>
          <draw:connector draw:style-name="gr5" draw:text-style-name="P3" draw:layer="layout" draw:type="line" svg:x1="23.201cm" svg:y1="11.671cm" svg:x2="23.194cm" svg:y2="12.345cm" draw:start-shape="id58" draw:start-glue-point="6" draw:end-shape="id59" draw:end-glue-point="0" svg:d="M23201 11671l-7 674" svg:viewBox="0 0 8 675">
            <text:p/>
          </draw:connector>
          <draw:connector draw:style-name="gr5" draw:text-style-name="P3" draw:layer="layout" draw:type="line" svg:x1="23.194cm" svg:y1="13.361cm" svg:x2="23.21cm" svg:y2="13.945cm" draw:start-shape="id59" draw:start-glue-point="2" draw:end-shape="id60" draw:end-glue-point="0" svg:d="M23194 13361l16 584" svg:viewBox="0 0 17 585">
            <text:p/>
          </draw:connector>
          <draw:connector draw:style-name="gr5" draw:text-style-name="P3" draw:layer="layout" draw:type="line" svg:x1="23.21cm" svg:y1="14.961cm" svg:x2="23.201cm" svg:y2="15.574cm" draw:start-shape="id60" draw:start-glue-point="2" draw:end-shape="id61" draw:end-glue-point="4" svg:d="M23210 14961l-9 613" svg:viewBox="0 0 10 614">
            <text:p/>
          </draw:connector>
          <draw:connector draw:style-name="gr5" draw:text-style-name="P3" draw:layer="layout" draw:type="line" svg:x1="23.201cm" svg:y1="16.971cm" svg:x2="23.201cm" svg:y2="17.674cm" draw:start-shape="id61" draw:start-glue-point="6" draw:end-shape="id62" draw:end-glue-point="4" svg:d="M23201 16971v703" svg:viewBox="0 0 1 704">
            <text:p/>
          </draw:connector>
          <draw:connector draw:style-name="gr5" draw:text-style-name="P3" draw:layer="layout" draw:type="line" svg:x1="23.201cm" svg:y1="19.071cm" svg:x2="23.21cm" svg:y2="19.645cm" draw:start-shape="id62" draw:start-glue-point="6" draw:end-shape="id63" draw:end-glue-point="0" svg:d="M23201 19071l9 574" svg:viewBox="0 0 10 575">
            <text:p/>
          </draw:connector>
          <draw:connector draw:style-name="gr5" draw:text-style-name="P3" draw:layer="layout" svg:x1="25.169cm" svg:y1="18.373cm" svg:x2="29.81cm" svg:y2="19.545cm" draw:start-shape="id62" draw:start-glue-point="7" draw:end-shape="id64" draw:end-glue-point="0" svg:d="M25169 18373h4641v1172" svg:viewBox="0 0 4642 1173">
            <text:p/>
          </draw:connector>
          <draw:custom-shape draw:style-name="gr36" draw:text-style-name="P15" xml:id="id66" draw:id="id66" draw:layer="layout" svg:width="3.71cm" svg:height="1.016cm" svg:x="27.955cm" svg:y="14.145cm">
            <text:p text:style-name="P5">返回合并远近匹配点后的点集</text:p>
            <draw:enhanced-geometry svg:viewBox="0 0 21600 21600" draw:type="rectangle" draw:enhanced-path="M 0 0 L 21600 0 21600 21600 0 21600 0 0 Z N"/>
          </draw:custom-shape>
          <draw:custom-shape draw:style-name="gr8" draw:text-style-name="P2" xml:id="id65" draw:id="id65" draw:layer="layout" svg:width="3.937cm" svg:height="1.397cm" svg:x="27.832cm" svg:y="12.074cm">
            <text:p text:style-name="P1"><text:span text:style-name="T1">远近点比例小于阈值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37" draw:text-style-name="P15" xml:id="id67" draw:id="id67" draw:layer="layout" svg:width="3.71cm" svg:height="1.016cm" svg:x="34.566cm" svg:y="14.145cm">
            <text:p text:style-name="P5">返回近处匹配点集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29.801cm" svg:y1="13.471cm" svg:x2="29.81cm" svg:y2="14.145cm" draw:start-shape="id65" draw:start-glue-point="6" draw:end-shape="id66" draw:end-glue-point="0" svg:d="M29801 13471l9 674" svg:viewBox="0 0 10 675">
            <text:p/>
          </draw:connector>
          <draw:connector draw:style-name="gr5" draw:text-style-name="P3" draw:layer="layout" svg:x1="31.769cm" svg:y1="12.773cm" svg:x2="36.421cm" svg:y2="14.145cm" draw:start-shape="id65" draw:start-glue-point="7" draw:end-shape="id67" draw:end-glue-point="0" svg:d="M31769 12773h4652v1372" svg:viewBox="0 0 4653 1373">
            <text:p/>
          </draw:connector>
          <draw:custom-shape draw:style-name="gr38" draw:text-style-name="P15" xml:id="id68" draw:id="id68" draw:layer="layout" svg:width="3.71cm" svg:height="1.016cm" svg:x="27.955cm" svg:y="8.445cm">
            <text:p text:style-name="P5">返回空匹配点集</text:p>
            <draw:enhanced-geometry svg:viewBox="0 0 21600 21600" draw:type="rectangle" draw:enhanced-path="M 0 0 L 21600 0 21600 21600 0 21600 0 0 Z N"/>
          </draw:custom-shape>
          <draw:connector draw:style-name="gr5" draw:text-style-name="P3" draw:layer="layout" draw:type="line" svg:x1="25.158cm" svg:y1="8.973cm" svg:x2="27.955cm" svg:y2="8.953cm" draw:start-shape="id57" draw:start-glue-point="7" draw:end-shape="id68" draw:end-glue-point="3" svg:d="M25158 8973l2797-20" svg:viewBox="0 0 2798 21">
            <text:p/>
          </draw:connector>
          <draw:connector draw:style-name="gr5" draw:text-style-name="P3" draw:layer="layout" svg:x1="29.81cm" svg:y1="20.561cm" svg:x2="21.232cm" svg:y2="10.973cm" draw:start-shape="id64" draw:start-glue-point="2" draw:end-shape="id58" draw:end-glue-point="5" svg:d="M29810 20561v501h-9080v-10089h502" svg:viewBox="0 0 9081 10090">
            <text:p/>
          </draw:connector>
          <draw:connector draw:style-name="gr5" draw:text-style-name="P3" draw:layer="layout" svg:x1="21.232cm" svg:y1="16.273cm" svg:x2="21.232cm" svg:y2="10.973cm" draw:start-shape="id61" draw:start-glue-point="5" draw:end-shape="id58" draw:end-glue-point="5" svg:d="M21232 16273h-502v-5300h502" svg:viewBox="0 0 503 5301">
            <text:p/>
          </draw:connector>
          <draw:connector draw:style-name="gr5" draw:text-style-name="P3" draw:layer="layout" svg:x1="21.355cm" svg:y1="20.153cm" svg:x2="21.232cm" svg:y2="10.973cm" draw:start-shape="id63" draw:start-glue-point="3" draw:end-shape="id58" draw:end-glue-point="5" svg:d="M21355 20153h-625v-9180h502" svg:viewBox="0 0 626 9181">
            <text:p/>
          </draw:connector>
          <draw:connector draw:style-name="gr5" draw:text-style-name="P3" draw:layer="layout" svg:x1="25.169cm" svg:y1="10.973cm" svg:x2="29.801cm" svg:y2="12.074cm" draw:start-shape="id58" draw:start-glue-point="7" draw:end-shape="id65" draw:end-glue-point="4" svg:d="M25169 10973h4632v1101" svg:viewBox="0 0 4633 1102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1.32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09:45:10.827463584</meta:creation-date>
    <dc:date>2019-05-31T11:31:08.737934096</dc:date>
    <meta:editing-duration>PT1H43M28S</meta:editing-duration>
    <meta:editing-cycles>132</meta:editing-cycles>
    <meta:generator>LibreOffice/5.1.6.2$Linux_X86_64 LibreOffice_project/10m0$Build-2</meta:generator>
    <meta:document-statistic meta:object-count="156"/>
  </office:meta>
</office:document-meta>
</file>